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ab4a" style:font-size-asian="17.5pt" style:font-size-complex="20pt"/>
    </style:style>
    <style:style style:name="P2" style:family="paragraph" style:parent-style-name="Standard">
      <style:text-properties fo:font-size="20pt" officeooo:rsid="0007da42" style:font-size-asian="17.5pt" style:font-size-complex="20pt"/>
    </style:style>
    <style:style style:name="P3" style:family="paragraph" style:parent-style-name="Standard">
      <style:text-properties fo:font-size="20pt" officeooo:rsid="0007da42" officeooo:paragraph-rsid="0007da42" style:font-size-asian="17.5pt" style:font-size-complex="20pt"/>
    </style:style>
    <style:style style:name="P4" style:family="paragraph" style:parent-style-name="Standard">
      <style:text-properties fo:font-size="20pt" officeooo:rsid="0007da42" officeooo:paragraph-rsid="000ad9cf" style:font-size-asian="17.5pt" style:font-size-complex="20pt"/>
    </style:style>
    <style:style style:name="P5" style:family="paragraph" style:parent-style-name="Standard">
      <style:text-properties fo:font-size="20pt" officeooo:rsid="0007da42" officeooo:paragraph-rsid="000ae0d0" style:font-size-asian="17.5pt" style:font-size-complex="20pt"/>
    </style:style>
    <style:style style:name="P6" style:family="paragraph" style:parent-style-name="Standard">
      <style:text-properties fo:font-size="20pt" officeooo:rsid="0007da42" officeooo:paragraph-rsid="000bf619" style:font-size-asian="17.5pt" style:font-size-complex="20pt"/>
    </style:style>
    <style:style style:name="P7" style:family="paragraph" style:parent-style-name="Standard">
      <style:text-properties fo:font-size="20pt" officeooo:rsid="000ae0d0" officeooo:paragraph-rsid="000ae0d0" style:font-size-asian="17.5pt" style:font-size-complex="20pt"/>
    </style:style>
    <style:style style:name="P8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font-size="20pt" officeooo:rsid="0005ab4a" style:font-size-asian="17.5pt" style:font-size-complex="20pt"/>
    </style:style>
    <style:style style:name="T1" style:family="text">
      <style:text-properties fo:font-size="20pt" officeooo:rsid="0005ab4a" style:font-size-asian="17.5pt" style:font-size-complex="20pt"/>
    </style:style>
    <style:style style:name="T2" style:family="text">
      <style:text-properties fo:font-size="20pt" officeooo:rsid="0006268b" style:font-size-asian="17.5pt" style:font-size-complex="20pt"/>
    </style:style>
    <style:style style:name="T3" style:family="text">
      <style:text-properties fo:font-size="20pt" style:text-underline-style="solid" style:text-underline-width="auto" style:text-underline-color="font-color" officeooo:rsid="0005ab4a" style:font-size-asian="17.5pt" style:font-size-complex="20pt"/>
    </style:style>
    <style:style style:name="T4" style:family="text">
      <style:text-properties officeooo:rsid="0007da42"/>
    </style:style>
    <style:style style:name="T5" style:family="text">
      <style:text-properties officeooo:rsid="000919b5"/>
    </style:style>
    <style:style style:name="T6" style:family="text">
      <style:text-properties officeooo:rsid="000ad9cf"/>
    </style:style>
    <style:style style:name="T7" style:family="text">
      <style:text-properties officeooo:rsid="000ae0d0"/>
    </style:style>
    <style:style style:name="T8" style:family="text">
      <style:text-properties officeooo:rsid="000bf6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6"/></text:p>
      <text:p text:style-name="Standard"><text:span text:style-name="T1"><text:s text:c="21"/></text:span><text:span text:style-name="T3">PIG-0.16.0 DOCUMENTATION</text:span></text:p>
      <text:p text:style-name="P1"/>
      <text:p text:style-name="P1">Step 1-&gt;extract the tar file of pig-0.16.0.tar.gz by the following command and rename it to pig</text:p>
      <text:p text:style-name="P1"><text:s/></text:p>
      <text:p text:style-name="P1">sudo tar -xvf pig-0.16.0.tar.gz</text:p>
      <text:p text:style-name="P1"/>
      <text:p text:style-name="P1"/>
      <text:p text:style-name="Standard"><text:span text:style-name="T1">Step 2&gt;Now we move </text:span><text:span text:style-name="T2">&lt;pig&gt;</text:span><text:span text:style-name="T1">folder to /usr/local</text:span></text:p>
      <text:p text:style-name="P1"/>
      <text:p text:style-name="P1"/>
      <text:p text:style-name="P1">sudo mv pig-0.16.0 pig</text:p>
      <text:p text:style-name="P1">sudo mv pig /usr/local/pig</text:p>
      <text:p text:style-name="P1"/>
      <text:p text:style-name="P1"/>
      <text:p text:style-name="P1">step 3&gt;update .bashrc</text:p>
      <text:p text:style-name="P1"/>
      <text:p text:style-name="P1">export PIG_HOME=/usr/local/pig</text:p>
      <text:p text:style-name="P1">export PATH=$PIG_HOME/bin:$HADOOP_HOME/bin:$PATH </text:p>
      <text:p text:style-name="P1">export PIG_CLASSPATH=$HADOOP_CONF_DIR</text:p>
      <text:p text:style-name="P1"/>
      <text:p text:style-name="P1">step 4&gt;check apache pig installation by command</text:p>
      <text:p text:style-name="P1"><text:s/></text:p>
      <text:p text:style-name="P1"><text:s/>pig -version</text:p>
      <text:p text:style-name="P1"><text:s/></text:p>
      <text:p text:style-name="P1">step 5&gt;start hadoop by command:</text:p>
      <text:p text:style-name="P1"/>
      <text:p text:style-name="P1"><text:s/>start-dfs.sh</text:p>
      <text:p text:style-name="P1"><text:s/>start-yarn.sh</text:p>
      <text:p text:style-name="P1"/>
      <text:p text:style-name="P1"><text:soft-page-break/><text:s/>step 6-&gt;To process data using Pig,file should be present in Apache Hadoop HDFS.so to transfer the file to hdfs by command:</text:p>
      <text:p text:style-name="P1"/>
      <text:p text:style-name="P1"><text:s text:c="3"/>hadoop fs –copyFromLocal information.csv /info</text:p>
      <text:p text:style-name="P1"/>
      <text:p text:style-name="P1"><text:s/>step 7&gt; start pig-grunt shell</text:p>
      <text:p text:style-name="P1"/>
      <text:p text:style-name="P1"/>
      <text:p text:style-name="P1"><text:s text:c="4"/>$ <text:s/>pig</text:p>
      <text:p text:style-name="P1"/>
      <text:p text:style-name="P1"><text:s/>step 8&gt;load data</text:p>
      <text:p text:style-name="P2"/>
      <text:p text:style-name="P3">lines = LOAD '/file1' USING PigStorage(',') as (f1:chararray);</text:p>
      <text:p text:style-name="P3"/>
      <text:p text:style-name="P3">words = FOREACH <text:span text:style-name="T5">lines</text:span> GENERATE FLATTEN(TOKENIZE(f1)) as word;</text:p>
      <text:p text:style-name="P3"/>
      <text:p text:style-name="P3">grouped = GROUP words BY word;</text:p>
      <text:p text:style-name="P3"/>
      <text:p text:style-name="P3">wordcount = FOREACH grouped GENERATE group, COUNT(words);</text:p>
      <text:p text:style-name="P3"/>
      <text:p text:style-name="P3">DUMP wordcount;</text:p>
      <text:p text:style-name="P3"/>
      <text:p text:style-name="P6"><text:span text:style-name="T6"><text:s text:c="20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6"><text:s/>other application:</text:span></text:p>
      <text:p text:style-name="P8"/>
      <text:p text:style-name="P1"><text:s/><text:span text:style-name="T4">A </text:span>= load '/info' USING PigStorage(',') as (name:chararray,age:int,profession:chararray,city:chararray);</text:p>
      <text:p text:style-name="P1"/>
      <text:p text:style-name="P1"><text:s/>B = FOREACH A generate name,age,profession;</text:p>
      <text:p text:style-name="P1"><text:s/>DUMP B;</text:p>
      <text:p text:style-name="P1"/>
      <text:p text:style-name="P1"/>
      <text:p text:style-name="P1">a = load '/sales' USING PigStorage(',') as (coll:chararray,product:chararray,price:int,payment_type:chararray,name:chararray,city:chararray,state:chararray,country:chararray);</text:p>
      <text:p text:style-name="P1"/>
      <text:p text:style-name="P4"><text:span text:style-name="T6">b</text:span> = FOREACH <text:span text:style-name="T6">a</text:span> GENERATE FLATTEN(TOKENIZE(<text:span text:style-name="T6">country</text:span>)) as word;</text:p>
      <text:p text:style-name="P1"/>
      <text:p text:style-name="P1"><text:span text:style-name="T7">c</text:span> = GROUP <text:span text:style-name="T7">b BY word</text:span>;</text:p>
      <text:p text:style-name="P1"/>
      <text:p text:style-name="P5">wordcount = FOREACH <text:span text:style-name="T7">c</text:span> GENERATE group, COUNT(words);</text:p>
      <text:p text:style-name="P5"/>
      <text:p text:style-name="P7">DUMP wordcount;</text:p>
      <text:p text:style-name="P7"/>
      <text:p text:style-name="P7">filter_data = FILTER a BY country == 'India';</text:p>
      <text:p text:style-name="P1"><text:s/><text:span text:style-name="T8">DUMP filter_data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/#</text:p>
      <text:p text:style-name="P1"><text:s/>IF PROCESSING TAKES TIME THEN</text:p>
      <text:p text:style-name="P1"/>
      <text:p text:style-name="P1"><text:s/>PRESS CRTL+Z</text:p>
      <text:p text:style-name="P1"><text:s/>ENTER THE COMMAND:</text:p>
      <text:p text:style-name="P1"/>
      <text:p text:style-name="Standard"><text:span text:style-name="T1"><text:s/>mr-jobhistory-daemon.sh start historyserve</text:span><text:span text:style-name="T2">r</text:span></text:p>
      <text:p text:style-name="P1"/>
      <text:p text:style-name="P1">#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1:30:20.964689961</meta:creation-date>
    <dc:date>2018-08-29T15:50:39.919282344</dc:date>
    <meta:editing-duration>PT1H17M3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" meta:paragraph-count="47" meta:word-count="203" meta:character-count="1678" meta:non-whitespace-character-count="1433"/>
  </office:meta>
</office:document-meta>
</file>